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e179" officeooo:paragraph-rsid="0017e179"/>
    </style:style>
    <style:style style:name="P4" style:family="paragraph" style:parent-style-name="Standard">
      <style:text-properties style:font-name="Adobe Garamond Pro" officeooo:rsid="001a03ed" officeooo:paragraph-rsid="001a03ed"/>
    </style:style>
    <style:style style:name="P5" style:family="paragraph" style:parent-style-name="Standard">
      <style:text-properties style:font-name="Adobe Garamond Pro" officeooo:rsid="001ae867" officeooo:paragraph-rsid="001ae867"/>
    </style:style>
    <style:style style:name="P6" style:family="paragraph" style:parent-style-name="Standard">
      <style:text-properties style:font-name="Adobe Garamond Pro" officeooo:rsid="001f8c2a" officeooo:paragraph-rsid="001f8c2a"/>
    </style:style>
    <style:style style:name="P7" style:family="paragraph" style:parent-style-name="Standard">
      <style:text-properties style:font-name="Adobe Garamond Pro" officeooo:rsid="0021eeaa" officeooo:paragraph-rsid="00236191"/>
    </style:style>
    <style:style style:name="P8" style:family="paragraph" style:parent-style-name="Standard">
      <style:text-properties style:font-name="Adobe Garamond Pro" officeooo:rsid="002895d8" officeooo:paragraph-rsid="002895d8"/>
    </style:style>
    <style:style style:name="P9" style:family="paragraph" style:parent-style-name="Standard">
      <style:paragraph-properties fo:text-align="justify" style:justify-single-word="false"/>
      <style:text-properties style:font-name="Adobe Garamond Pro" officeooo:rsid="00219969" officeooo:paragraph-rsid="002b8611"/>
    </style:style>
    <style:style style:name="P10" style:family="paragraph" style:parent-style-name="Standard">
      <style:paragraph-properties fo:text-align="justify" style:justify-single-word="false"/>
      <style:text-properties style:font-name="Adobe Garamond Pro" officeooo:rsid="002b99c8" officeooo:paragraph-rsid="002b99c8"/>
    </style:style>
    <style:style style:name="P11" style:family="paragraph" style:parent-style-name="Standard">
      <style:text-properties style:font-name="Adobe Garamond Pro Bold1" officeooo:rsid="001a03ed" officeooo:paragraph-rsid="001a03ed"/>
    </style:style>
    <style:style style:name="P12" style:family="paragraph" style:parent-style-name="Standard">
      <style:text-properties style:font-name="Adobe Garamond Pro Bold1" officeooo:rsid="002895d8" officeooo:paragraph-rsid="002895d8"/>
    </style:style>
    <style:style style:name="P13" style:family="paragraph" style:parent-style-name="Standard">
      <style:text-properties style:font-name="Adobe Garamond Pro Bold" officeooo:rsid="001ae867" officeooo:paragraph-rsid="001ae867"/>
    </style:style>
    <style:style style:name="P14" style:family="paragraph" style:parent-style-name="Standard">
      <style:paragraph-properties fo:text-align="justify" style:justify-single-word="false"/>
      <style:text-properties style:font-name="Adobe Garamond Pro" officeooo:rsid="002b8611" officeooo:paragraph-rsid="002bb3eb"/>
    </style:style>
    <style:style style:name="P15" style:family="paragraph" style:parent-style-name="Standard">
      <style:text-properties style:font-name="Adobe Garamond Pro" officeooo:rsid="00176ea0" officeooo:paragraph-rsid="0017e179"/>
    </style:style>
    <style:style style:name="P16" style:family="paragraph" style:parent-style-name="Standard">
      <style:text-properties style:font-name="Adobe Garamond Pro" officeooo:rsid="00176ea0" officeooo:paragraph-rsid="00176ea0"/>
    </style:style>
    <style:style style:name="P17" style:family="paragraph" style:parent-style-name="Standard">
      <style:text-properties style:font-name="Adobe Garamond Pro" officeooo:rsid="002fc10c" officeooo:paragraph-rsid="002fc10c"/>
    </style:style>
    <style:style style:name="P18" style:family="paragraph" style:parent-style-name="Standard">
      <style:text-properties style:font-name="Adobe Garamond Pro" officeooo:rsid="001a03ed" officeooo:paragraph-rsid="001a03ed"/>
    </style:style>
    <style:style style:name="P19" style:family="paragraph" style:parent-style-name="Standard">
      <style:text-properties style:font-name="Adobe Garamond Pro" officeooo:rsid="0031ba39" officeooo:paragraph-rsid="0031ba39"/>
    </style:style>
    <style:style style:name="P20" style:family="paragraph" style:parent-style-name="Standard">
      <style:text-properties style:font-name="Adobe Garamond Pro" officeooo:paragraph-rsid="00176ea0"/>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3"><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15">Lalouve, <text:span text:style-name="T13">Efrim </text:span></text:p>
      <text:p text:style-name="P3"><text:span text:style-name="T14">Norsona, </text:span>Treille, Qassim, Maélie et Ohm <text:s/></text:p>
      <text:p text:style-name="P1">Courtecuisse</text:p>
      <text:p text:style-name="P1">Ny</text:p>
      <text:p text:style-name="P20"><text:span text:style-name="T1">Robin,</text:span> Chaï, Chapo, Kiwi, <text:span text:style-name="T15">Hache</text:span></text:p>
      <text:p text:style-name="P1"/>
      <text:p text:style-name="P7">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7"/>
      <text:p text:style-name="P8">L'AVA l'Agence de Valorisation Atomique <text:s/></text:p>
      <text:p text:style-name="P2"/>
      <text:p text:style-name="P17">La ville Haute, la ville Basse</text:p>
      <text:p text:style-name="P17">L'Hordeaux, Les Marges, Les Herbes</text:p>
      <text:p text:style-name="P6">Le Bois aux Ourses, La Plaque, <text:span text:style-name="T7">Le Dôme,</text:span> La Centrale du Grand Mât</text:p>
      <text:p text:style-name="P4">La Milice, <text:span text:style-name="T6">privée, privatisée, salariée, gérée </text:span></text:p>
      <text:p text:style-name="P4">La Meute, Les Fileuses, Les Solistes, Le Raconteur</text:p>
      <text:p text:style-name="P14">l'Agence de Valorisation Atomique, les technos du Fond Lean Energy, le Ministre des Incubateurs d'Avenir</text:p>
      <text:p text:style-name="P4">Des bombe à voix, <text:span text:style-name="T6">des bombes à mots</text:span></text:p>
      <text:p text:style-name="P19">Les Herbes dorment aux creux des arbres morts ou dans les branches et recueillent les travailleurs de la centrale</text:p>
      <text:p text:style-name="P4"/>
      <text:p text:style-name="P6">Nous colonisons le monde, toutes ses composantes présentes et futures, vivantes et magiques.</text:p>
      <text:p text:style-name="P6">Mais ce qui nous sauvera ou nous survivra est peut être ce qui nous prolonge, ce qui nous continue.</text:p>
      <text:p text:style-name="P6">Pourquoi remettre en route la Centrale du Grand Mât ? </text:p>
      <text:p text:style-name="P4"/>
      <text:p text:style-name="P12">Temps 0</text:p>
      <text:p text:style-name="P9">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4"/>
      <text:p text:style-name="P11">Temps 1</text:p>
      <text:p text:style-name="P10">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text:span><text:soft-page-break/><text:span text:style-name="T14">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4"/>
      <text:p text:style-name="P4"/>
      <text:p text:style-name="P13">Temps 2</text:p>
      <text:p text:style-name="P17">Merle se fait juger et envoyer en camp de reconstruction. Plutôt que de partir vers la ville Haute, le convois traverse la forêt et pénètre dans la centrale. Elle croise Courtecuisse. Céphis panse ses plaies aux Hordeaux. Efrim arrive et réclame l’héritage millitant de Lalouve. Esther est soignée et réparée par Ohm qui la conduit aux Herbes dans le Bois. Les Herbes sont mobiles. Merle apprend en quoi consiste sa reconstruction. Elle passe sa première séance d<text:span text:style-name="T16">'exploration de rêves, sent une présence. Esther apprend à gérer sa jambe et à comprendre le fonctionnement des Herbes. Les Herbes ne supportent pas que l'on détruise les arbres autour de la centrale. Ils préparent une action. Esther se sent à la traine. Efrim prend de plus en plus le contrôle sur l'Hordeaux. Les 3 sœurs font comprendre à Céphis qu'il est Lalouve. Céphis raconte Lalouve. Il se place en opposant. Merle fait sa seconde plongée. Elle monte une structure avec les autres travailleuse. Norsona apprend à Esther l'histoire de Lalouve. Merle rencontre un amis en songe. Elle doit jouer la bonne élève aux yeux de Courtecuisse. Elle sait le faire. Céphis défie Efrim. Prend la tête. Esther va suivre les Herbes dans leur action à l'abatoire. </text:span></text:p>
      <text:p text:style-name="P5"/>
      <text:p text:style-name="P13">Temps 3</text:p>
      <text:p text:style-name="P5"/>
      <text:p text:style-name="P5"/>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0-24T00:14:43.874909661</dc:date>
    <meta:editing-duration>PT4H31M29S</meta:editing-duration>
    <meta:editing-cycles>12</meta:editing-cycles>
    <meta:generator>LibreOffice/4.2.8.2$Linux_X86_64 LibreOffice_project/420m0$Build-2</meta:generator>
    <meta:document-statistic meta:table-count="0" meta:image-count="0" meta:object-count="0" meta:page-count="2" meta:paragraph-count="30" meta:word-count="788" meta:character-count="4615" meta:non-whitespace-character-count="3837"/>
  </office:meta>
</office:document-meta>
</file>